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93mm"/>
    </style:style>
    <style:style style:name="co3" style:family="table-column">
      <style:table-column-properties fo:break-before="auto" style:column-width="23.76mm"/>
    </style:style>
    <style:style style:name="co4" style:family="table-column">
      <style:table-column-properties fo:break-before="auto" style:column-width="38.75mm"/>
    </style:style>
    <style:style style:name="co5" style:family="table-column">
      <style:table-column-properties fo:break-before="auto" style:column-width="37.3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61">
      <style:table-cell-properties fo:padding="0.71mm"/>
    </style:style>
    <style:style style:name="ce3" style:family="table-cell" style:parent-style-name="Default" style:data-style-name="N61">
      <style:table-cell-properties style:diagonal-bl-tr="none" style:diagonal-tl-br="none" fo:border="none" fo:padding="0.71mm" style:rotation-align="none"/>
    </style:style>
    <style:style style:name="ce4" style:family="table-cell" style:parent-style-name="Default" style:data-style-name="N4">
      <style:table-cell-properties fo:padding="0.71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caling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24*s_1*h^2</text:p>
          </table:table-cell>
          <table:table-cell office:value-type="string" calcext:value-type="string">
            <text:p>4*s_1^2*h</text:p>
          </table:table-cell>
          <table:table-cell office:value-type="string" calcext:value-type="string">
            <text:p>FLOPS(s1)</text:p>
          </table:table-cell>
          <table:table-cell office:value-type="string" calcext:value-type="string">
            <text:p>24*s_2*h^2</text:p>
          </table:table-cell>
          <table:table-cell office:value-type="string" calcext:value-type="string">
            <text:p>4*s_2^2*h</text:p>
          </table:table-cell>
          <table:table-cell office:value-type="string" calcext:value-type="string">
            <text:p>FLOPS(s2)</text:p>
          </table:table-cell>
          <table:table-cell office:value-type="string" calcext:value-type="string">
            <text:p>FLOPS(s2)/FLOPS(s1)</text:p>
          </table:table-cell>
          <table:table-cell office:value-type="string" calcext:value-type="string">
            <text:p>FLOPS ratio per token</text:p>
          </table:table-cell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8192" calcext:value-type="float">
            <text:p>8192</text:p>
          </table:table-cell>
          <table:table-cell table:style-name="ce2" table:formula="of:=24*[.B2]*[.A2]*[.A2]" office:value-type="float" office:value="6443356913664" calcext:value-type="float">
            <text:p>6,44E+12</text:p>
          </table:table-cell>
          <table:table-cell table:style-name="ce2" table:formula="of:=4*[.B2]*[.B2]*[.A2]" office:value-type="float" office:value="543313362944" calcext:value-type="float">
            <text:p>5,43E+11</text:p>
          </table:table-cell>
          <table:table-cell table:style-name="ce2" table:formula="of:=[.E2]+[.F2]" office:value-type="float" office:value="6986670276608" calcext:value-type="float">
            <text:p>6,99E+12</text:p>
          </table:table-cell>
          <table:table-cell table:style-name="ce3" table:formula="of:=24*[.D2]*[.A2]*[.A2]" office:value-type="float" office:value="12886713827328" calcext:value-type="float">
            <text:p>1,29E+13</text:p>
          </table:table-cell>
          <table:table-cell table:style-name="ce3" table:formula="of:=4*[.D2]*[.D2]*[.A2]" office:value-type="float" office:value="2173253451776" calcext:value-type="float">
            <text:p>2,17E+12</text:p>
          </table:table-cell>
          <table:table-cell table:style-name="ce2" table:formula="of:=[.H2]+[.I2]" office:value-type="float" office:value="15059967279104" calcext:value-type="float">
            <text:p>1,51E+13</text:p>
          </table:table-cell>
          <table:table-cell table:style-name="ce4" table:formula="of:=[.J2]/[.G2]" office:value-type="float" office:value="2.15552855407047" calcext:value-type="float">
            <text:p>2,16</text:p>
          </table:table-cell>
          <table:table-cell table:style-name="ce4" table:formula="of:=[.K2]/[.C2]" office:value-type="float" office:value="1.07776427703524" calcext:value-type="float">
            <text:p>1,08</text:p>
          </table:table-cell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6384" calcext:value-type="float">
            <text:p>16384</text:p>
          </table:table-cell>
          <table:table-cell table:style-name="ce2" table:formula="of:=24*[.B3]*[.A3]*[.A3]" office:value-type="float" office:value="6443356913664" calcext:value-type="float">
            <text:p>6,44E+12</text:p>
          </table:table-cell>
          <table:table-cell table:style-name="ce2" table:formula="of:=4*[.B3]*[.B3]*[.A3]" office:value-type="float" office:value="543313362944" calcext:value-type="float">
            <text:p>5,43E+11</text:p>
          </table:table-cell>
          <table:table-cell table:style-name="ce2" table:formula="of:=[.E3]+[.F3]" office:value-type="float" office:value="6986670276608" calcext:value-type="float">
            <text:p>6,99E+12</text:p>
          </table:table-cell>
          <table:table-cell table:style-name="ce3" table:formula="of:=24*[.D3]*[.A3]*[.A3]" office:value-type="float" office:value="25773427654656" calcext:value-type="float">
            <text:p>2,58E+13</text:p>
          </table:table-cell>
          <table:table-cell table:style-name="ce3" table:formula="of:=4*[.D3]*[.D3]*[.A3]" office:value-type="float" office:value="8693013807104" calcext:value-type="float">
            <text:p>8,69E+12</text:p>
          </table:table-cell>
          <table:table-cell table:style-name="ce2" table:formula="of:=[.H3]+[.I3]" office:value-type="float" office:value="34466441461760" calcext:value-type="float">
            <text:p>3,45E+13</text:p>
          </table:table-cell>
          <table:table-cell table:style-name="ce4" table:formula="of:=[.J3]/[.G3]" office:value-type="float" office:value="4.93317132442284" calcext:value-type="float">
            <text:p>4,93</text:p>
          </table:table-cell>
          <table:table-cell table:style-name="ce4" table:formula="of:=[.K3]/[.C3]" office:value-type="float" office:value="1.23329283110571" calcext:value-type="float">
            <text:p>1,23</text:p>
          </table:table-cell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32768" calcext:value-type="float">
            <text:p>32768</text:p>
          </table:table-cell>
          <table:table-cell table:style-name="ce2" table:formula="of:=24*[.B4]*[.A4]*[.A4]" office:value-type="float" office:value="6443356913664" calcext:value-type="float">
            <text:p>6,44E+12</text:p>
          </table:table-cell>
          <table:table-cell table:style-name="ce2" table:formula="of:=4*[.B4]*[.B4]*[.A4]" office:value-type="float" office:value="543313362944" calcext:value-type="float">
            <text:p>5,43E+11</text:p>
          </table:table-cell>
          <table:table-cell table:style-name="ce2" table:formula="of:=[.E4]+[.F4]" office:value-type="float" office:value="6986670276608" calcext:value-type="float">
            <text:p>6,99E+12</text:p>
          </table:table-cell>
          <table:table-cell table:style-name="ce3" table:formula="of:=24*[.D4]*[.A4]*[.A4]" office:value-type="float" office:value="51546855309312" calcext:value-type="float">
            <text:p>5,15E+13</text:p>
          </table:table-cell>
          <table:table-cell table:style-name="ce3" table:formula="of:=4*[.D4]*[.D4]*[.A4]" office:value-type="float" office:value="34772055228416" calcext:value-type="float">
            <text:p>3,48E+13</text:p>
          </table:table-cell>
          <table:table-cell table:style-name="ce2" table:formula="of:=[.H4]+[.I4]" office:value-type="float" office:value="86318910537728" calcext:value-type="float">
            <text:p>8,63E+13</text:p>
          </table:table-cell>
          <table:table-cell table:style-name="ce4" table:formula="of:=[.J4]/[.G4]" office:value-type="float" office:value="12.3547995139733" calcext:value-type="float">
            <text:p>12,35</text:p>
          </table:table-cell>
          <table:table-cell table:style-name="ce4" table:formula="of:=[.K4]/[.C4]" office:value-type="float" office:value="1.54434993924666" calcext:value-type="float">
            <text:p>1,54</text:p>
          </table:table-cell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65536" calcext:value-type="float">
            <text:p>65536</text:p>
          </table:table-cell>
          <table:table-cell table:style-name="ce2" table:formula="of:=24*[.B5]*[.A5]*[.A5]" office:value-type="float" office:value="6443356913664" calcext:value-type="float">
            <text:p>6,44E+12</text:p>
          </table:table-cell>
          <table:table-cell table:style-name="ce2" table:formula="of:=4*[.B5]*[.B5]*[.A5]" office:value-type="float" office:value="543313362944" calcext:value-type="float">
            <text:p>5,43E+11</text:p>
          </table:table-cell>
          <table:table-cell table:style-name="ce2" table:formula="of:=[.E5]+[.F5]" office:value-type="float" office:value="6986670276608" calcext:value-type="float">
            <text:p>6,99E+12</text:p>
          </table:table-cell>
          <table:table-cell table:style-name="ce3" table:formula="of:=24*[.D5]*[.A5]*[.A5]" office:value-type="float" office:value="103093710618624" calcext:value-type="float">
            <text:p>1,03E+14</text:p>
          </table:table-cell>
          <table:table-cell table:style-name="ce3" table:formula="of:=4*[.D5]*[.D5]*[.A5]" office:value-type="float" office:value="139088220913664" calcext:value-type="float">
            <text:p>1,39E+14</text:p>
          </table:table-cell>
          <table:table-cell table:style-name="ce2" table:formula="of:=[.H5]+[.I5]" office:value-type="float" office:value="242181931532288" calcext:value-type="float">
            <text:p>2,42E+14</text:p>
          </table:table-cell>
          <table:table-cell table:style-name="ce4" table:formula="of:=[.J5]/[.G5]" office:value-type="float" office:value="34.6634264884569" calcext:value-type="float">
            <text:p>34,66</text:p>
          </table:table-cell>
          <table:table-cell table:style-name="ce4" table:formula="of:=[.K5]/[.C5]" office:value-type="float" office:value="2.16646415552855" calcext:value-type="float">
            <text:p>2,17</text:p>
          </table:table-cell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table:formula="of:=[.B6]*[.C6]" office:value-type="float" office:value="131072" calcext:value-type="float">
            <text:p>131072</text:p>
          </table:table-cell>
          <table:table-cell table:style-name="ce2" table:formula="of:=24*[.B6]*[.A6]*[.A6]" office:value-type="float" office:value="6443356913664" calcext:value-type="float">
            <text:p>6,44E+12</text:p>
          </table:table-cell>
          <table:table-cell table:style-name="ce2" table:formula="of:=4*[.B6]*[.B6]*[.A6]" office:value-type="float" office:value="543313362944" calcext:value-type="float">
            <text:p>5,43E+11</text:p>
          </table:table-cell>
          <table:table-cell table:style-name="ce2" table:formula="of:=[.E6]+[.F6]" office:value-type="float" office:value="6986670276608" calcext:value-type="float">
            <text:p>6,99E+12</text:p>
          </table:table-cell>
          <table:table-cell table:style-name="ce3" table:formula="of:=24*[.D6]*[.A6]*[.A6]" office:value-type="float" office:value="206187421237248" calcext:value-type="float">
            <text:p>2,06E+14</text:p>
          </table:table-cell>
          <table:table-cell table:style-name="ce3" table:formula="of:=4*[.D6]*[.D6]*[.A6]" office:value-type="float" office:value="556352883654656" calcext:value-type="float">
            <text:p>5,56E+14</text:p>
          </table:table-cell>
          <table:table-cell table:style-name="ce2" table:formula="of:=[.H6]+[.I6]" office:value-type="float" office:value="762540304891904" calcext:value-type="float">
            <text:p>7,63E+14</text:p>
          </table:table-cell>
          <table:table-cell table:style-name="ce4" table:formula="of:=[.J6]/[.G6]" office:value-type="float" office:value="109.142162818955" calcext:value-type="float">
            <text:p>109,14</text:p>
          </table:table-cell>
          <table:table-cell table:style-name="ce4" table:formula="of:=[.K6]/[.C6]" office:value-type="float" office:value="3.41069258809234" calcext:value-type="float">
            <text:p>3,41</text:p>
          </table:table-cell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table:formula="of:=[.B7]*[.C7]" office:value-type="float" office:value="262144" calcext:value-type="float">
            <text:p>262144</text:p>
          </table:table-cell>
          <table:table-cell table:style-name="ce2" table:formula="of:=24*[.B7]*[.A7]*[.A7]" office:value-type="float" office:value="6443356913664" calcext:value-type="float">
            <text:p>6,44E+12</text:p>
          </table:table-cell>
          <table:table-cell table:style-name="ce2" table:formula="of:=4*[.B7]*[.B7]*[.A7]" office:value-type="float" office:value="543313362944" calcext:value-type="float">
            <text:p>5,43E+11</text:p>
          </table:table-cell>
          <table:table-cell table:style-name="ce2" table:formula="of:=[.E7]+[.F7]" office:value-type="float" office:value="6986670276608" calcext:value-type="float">
            <text:p>6,99E+12</text:p>
          </table:table-cell>
          <table:table-cell table:style-name="ce3" table:formula="of:=24*[.D7]*[.A7]*[.A7]" office:value-type="float" office:value="412374842474496" calcext:value-type="float">
            <text:p>4,12E+14</text:p>
          </table:table-cell>
          <table:table-cell table:style-name="ce3" table:formula="of:=4*[.D7]*[.D7]*[.A7]" office:value-type="float" office:value="2225411534618624" calcext:value-type="float">
            <text:p>2,23E+15</text:p>
          </table:table-cell>
          <table:table-cell table:style-name="ce2" table:formula="of:=[.H7]+[.I7]" office:value-type="float" office:value="2637786377093120" calcext:value-type="float">
            <text:p>2,64E+15</text:p>
          </table:table-cell>
          <table:table-cell table:style-name="ce4" table:formula="of:=[.J7]/[.G7]" office:value-type="float" office:value="377.545565006075" calcext:value-type="float">
            <text:p>377,55</text:p>
          </table:table-cell>
          <table:table-cell table:style-name="ce4" table:formula="of:=[.K7]/[.C7]" office:value-type="float" office:value="5.89914945321993" calcext:value-type="float">
            <text:p>5,90</text:p>
          </table:table-cell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table:formula="of:=[.B8]*[.C8]" office:value-type="float" office:value="524288" calcext:value-type="float">
            <text:p>524288</text:p>
          </table:table-cell>
          <table:table-cell table:style-name="ce2" table:formula="of:=24*[.B8]*[.A8]*[.A8]" office:value-type="float" office:value="6443356913664" calcext:value-type="float">
            <text:p>6,44E+12</text:p>
          </table:table-cell>
          <table:table-cell table:style-name="ce2" table:formula="of:=4*[.B8]*[.B8]*[.A8]" office:value-type="float" office:value="543313362944" calcext:value-type="float">
            <text:p>5,43E+11</text:p>
          </table:table-cell>
          <table:table-cell table:style-name="ce2" table:formula="of:=[.E8]+[.F8]" office:value-type="float" office:value="6986670276608" calcext:value-type="float">
            <text:p>6,99E+12</text:p>
          </table:table-cell>
          <table:table-cell table:style-name="ce3" table:formula="of:=24*[.D8]*[.A8]*[.A8]" office:value-type="float" office:value="824749684948992" calcext:value-type="float">
            <text:p>8,25E+14</text:p>
          </table:table-cell>
          <table:table-cell table:style-name="ce3" table:formula="of:=4*[.D8]*[.D8]*[.A8]" office:value-type="float" office:value="8901646138474496" calcext:value-type="float">
            <text:p>8,90E+15</text:p>
          </table:table-cell>
          <table:table-cell table:style-name="ce2" table:formula="of:=[.H8]+[.I8]" office:value-type="float" office:value="9.72639582342349E+015" calcext:value-type="float">
            <text:p>9,73E+15</text:p>
          </table:table-cell>
          <table:table-cell table:style-name="ce4" table:formula="of:=[.J8]/[.G8]" office:value-type="float" office:value="1392.13608748481" calcext:value-type="float">
            <text:p>1.392,14</text:p>
          </table:table-cell>
          <table:table-cell table:style-name="ce4" table:formula="of:=[.K8]/[.C8]" office:value-type="float" office:value="10.8760631834751" calcext:value-type="float">
            <text:p>10,88</text:p>
          </table:table-cell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table:formula="of:=[.B9]*[.C9]" office:value-type="float" office:value="1048576" calcext:value-type="float">
            <text:p>1048576</text:p>
          </table:table-cell>
          <table:table-cell table:style-name="ce2" table:formula="of:=24*[.B9]*[.A9]*[.A9]" office:value-type="float" office:value="6443356913664" calcext:value-type="float">
            <text:p>6,44E+12</text:p>
          </table:table-cell>
          <table:table-cell table:style-name="ce2" table:formula="of:=4*[.B9]*[.B9]*[.A9]" office:value-type="float" office:value="543313362944" calcext:value-type="float">
            <text:p>5,43E+11</text:p>
          </table:table-cell>
          <table:table-cell table:style-name="ce2" table:formula="of:=[.E9]+[.F9]" office:value-type="float" office:value="6986670276608" calcext:value-type="float">
            <text:p>6,99E+12</text:p>
          </table:table-cell>
          <table:table-cell table:style-name="ce3" table:formula="of:=24*[.D9]*[.A9]*[.A9]" office:value-type="float" office:value="1649499369897984" calcext:value-type="float">
            <text:p>1,65E+15</text:p>
          </table:table-cell>
          <table:table-cell table:style-name="ce3" table:formula="of:=4*[.D9]*[.D9]*[.A9]" office:value-type="float" office:value="3.5606584553898E+016" calcext:value-type="float">
            <text:p>3,56E+16</text:p>
          </table:table-cell>
          <table:table-cell table:style-name="ce2" table:formula="of:=[.H9]+[.I9]" office:value-type="float" office:value="3.7256083923796E+016" calcext:value-type="float">
            <text:p>3,73E+16</text:p>
          </table:table-cell>
          <table:table-cell table:style-name="ce4" table:formula="of:=[.J9]/[.G9]" office:value-type="float" office:value="5332.45200486027" calcext:value-type="float">
            <text:p>5.332,45</text:p>
          </table:table-cell>
          <table:table-cell table:style-name="ce4" table:formula="of:=[.K9]/[.C9]" office:value-type="float" office:value="20.8298906439854" calcext:value-type="float">
            <text:p>20,83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Model</text:p>
          </table:table-cell>
          <table:table-cell table:number-columns-repeated="10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Llama 7b</text:p>
          </table:table-cell>
          <table:table-cell table:number-columns-repeated="10"/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string" calcext:value-type="string">
            <text:p>Llama 13b</text:p>
          </table:table-cell>
          <table:table-cell table:number-columns-repeated="10"/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string" calcext:value-type="string">
            <text:p>Llama 33b</text:p>
          </table:table-cell>
          <table:table-cell table:number-columns-repeated="10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Llama 65b</text:p>
          </table:table-cell>
          <table:table-cell table:number-columns-repeated="10"/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string" calcext:value-type="string">
            <text:p>GPT3 175B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string" calcext:value-type="string">
            <text:p>Fantasy 1T</text:p>
          </table:table-cell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fo:color="#000000" style:font-name="Aptos Narrow" fo:font-family="'Aptos Narrow'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6T10:30:03.250000000</meta:creation-date>
    <dc:date>2024-04-06T10:34:33.067000000</dc:date>
    <meta:editing-duration>PT4M30S</meta:editing-duration>
    <meta:editing-cycles>1</meta:editing-cycles>
    <meta:document-statistic meta:table-count="1" meta:cell-count="122" meta:object-count="0"/>
    <meta:generator>LibreOffice/5.1.4.2$Windows_x86 LibreOffice_project/f99d75f39f1c57ebdd7ffc5f42867c12031db97a</meta:generator>
  </office:meta>
</office:document-meta>
</file>